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94cm"/>
    </style:style>
    <style:style style:name="co3" style:family="table-column">
      <style:table-column-properties fo:break-before="auto" style:column-width="2.99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>
            <text:p>Prozent der Verlangsamung</text:p>
          </table:table-cell>
          <table:table-cell office:value-type="string">
            <text:p>Prozent des Kosten Zuwachs</text:p>
          </table:table-cell>
          <table:table-cell office:value-type="string">
            <text:p>Kosten Zuwachs</text:p>
          </table:table-cell>
          <table:table-cell office:value-type="string">
            <text:p>Kosten</text:p>
          </table:table-cell>
          <table:table-cell/>
          <table:table-cell>
            <draw:frame table:end-cell-address="Tabelle1.Q25" table:end-x="2.159cm" table:end-y="0.387cm" draw:z-index="0" draw:style-name="gr1" draw:text-style-name="P1" svg:width="24.573cm" svg:height="10.694cm" svg:x="0.168cm" svg:y="0.081cm">
              <draw:object draw:notify-on-update-of-ranges="Tabelle1.B2:Tabelle1.B2 Tabelle1.B3:Tabelle1.B110 Tabelle1.C2:Tabelle1.C2 Tabelle1.C3:Tabelle1.C1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  <table:table-cell>
            <draw:frame table:end-cell-address="Tabelle1.AO59" table:end-x="0.237cm" table:end-y="0.42cm" draw:z-index="4" draw:style-name="gr1" draw:text-style-name="P1" svg:width="51.88cm" svg:height="26.065cm" svg:x="0.294cm" svg:y="0.098cm">
              <draw:object draw:notify-on-update-of-ranges="Tabelle1.D2:Tabelle1.D2 Tabelle1.D3:Tabelle1.D110 Tabelle1.E2:Tabelle1.E2 Tabelle1.E3:Tabelle1.E11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percentage" office:value="0.025">
            <text:p>2,50%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table:formula="of:=[.D3]*1.025" office:value-type="float" office:value="1.025">
            <text:p>1,025</text:p>
          </table:table-cell>
          <table:table-cell table:formula="of:=[.E3]+[.D4]" office:value-type="float" office:value="2.025">
            <text:p>2,0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.5">
            <text:p>2,5</text:p>
          </table:table-cell>
          <table:table-cell table:formula="of:=[.D4]*1.025" office:value-type="float" office:value="1.050625">
            <text:p>1,050625</text:p>
          </table:table-cell>
          <table:table-cell table:formula="of:=[.E4]+[.D5]" office:value-type="float" office:value="3.075625">
            <text:p>3,0756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table:formula="of:=[.D5]*1.025" office:value-type="float" office:value="1.076890625">
            <text:p>1,076890625</text:p>
          </table:table-cell>
          <table:table-cell table:formula="of:=[.E5]+[.D6]" office:value-type="float" office:value="4.152515625">
            <text:p>4,15251562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.5">
            <text:p>2,5</text:p>
          </table:table-cell>
          <table:table-cell table:formula="of:=[.D6]*1.025" office:value-type="float" office:value="1.103812890625">
            <text:p>1,1038128906</text:p>
          </table:table-cell>
          <table:table-cell table:formula="of:=[.E6]+[.D7]" office:value-type="float" office:value="5.256328515625">
            <text:p>5,25632851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.5">
            <text:p>2,5</text:p>
          </table:table-cell>
          <table:table-cell table:formula="of:=[.D7]*1.025" office:value-type="float" office:value="1.13140821289062">
            <text:p>1,1314082129</text:p>
          </table:table-cell>
          <table:table-cell table:formula="of:=[.E7]+[.D8]" office:value-type="float" office:value="6.38773672851562">
            <text:p>6,38773672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.5">
            <text:p>2,5</text:p>
          </table:table-cell>
          <table:table-cell table:formula="of:=[.D8]*1.025" office:value-type="float" office:value="1.15969341821289">
            <text:p>1,1596934182</text:p>
          </table:table-cell>
          <table:table-cell table:formula="of:=[.E8]+[.D9]" office:value-type="float" office:value="7.54743014672851">
            <text:p>7,547430146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.5">
            <text:p>2,5</text:p>
          </table:table-cell>
          <table:table-cell table:formula="of:=[.D9]*1.025" office:value-type="float" office:value="1.18868575366821">
            <text:p>1,1886857537</text:p>
          </table:table-cell>
          <table:table-cell table:formula="of:=[.E9]+[.D10]" office:value-type="float" office:value="8.73611590039673">
            <text:p>8,73611590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.5">
            <text:p>2,5</text:p>
          </table:table-cell>
          <table:table-cell table:formula="of:=[.D10]*1.025" office:value-type="float" office:value="1.21840289750992">
            <text:p>1,2184028975</text:p>
          </table:table-cell>
          <table:table-cell table:formula="of:=[.E10]+[.D11]" office:value-type="float" office:value="9.95451879790664">
            <text:p>9,95451879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.5">
            <text:p>2,5</text:p>
          </table:table-cell>
          <table:table-cell table:formula="of:=[.D11]*1.025" office:value-type="float" office:value="1.24886296994767">
            <text:p>1,2488629699</text:p>
          </table:table-cell>
          <table:table-cell table:formula="of:=[.E11]+[.D12]" office:value-type="float" office:value="11.2033817678543">
            <text:p>11,20338176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.5">
            <text:p>2,5</text:p>
          </table:table-cell>
          <table:table-cell table:formula="of:=[.D12]*1.025" office:value-type="float" office:value="1.28008454419636">
            <text:p>1,2800845442</text:p>
          </table:table-cell>
          <table:table-cell table:formula="of:=[.E12]+[.D13]" office:value-type="float" office:value="12.4834663120507">
            <text:p>12,483466312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.5">
            <text:p>2,5</text:p>
          </table:table-cell>
          <table:table-cell table:formula="of:=[.D13]*1.025" office:value-type="float" office:value="1.31208665780127">
            <text:p>1,3120866578</text:p>
          </table:table-cell>
          <table:table-cell table:formula="of:=[.E13]+[.D14]" office:value-type="float" office:value="13.7955529698519">
            <text:p>13,79555296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.5">
            <text:p>2,5</text:p>
          </table:table-cell>
          <table:table-cell table:formula="of:=[.D14]*1.025" office:value-type="float" office:value="1.3448888242463">
            <text:p>1,3448888242</text:p>
          </table:table-cell>
          <table:table-cell table:formula="of:=[.E14]+[.D15]" office:value-type="float" office:value="15.1404417940982">
            <text:p>15,14044179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.5">
            <text:p>2,5</text:p>
          </table:table-cell>
          <table:table-cell table:formula="of:=[.D15]*1.025" office:value-type="float" office:value="1.37851104485245">
            <text:p>1,3785110449</text:p>
          </table:table-cell>
          <table:table-cell table:formula="of:=[.E15]+[.D16]" office:value-type="float" office:value="16.5189528389507">
            <text:p>16,5189528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table:formula="of:=[.D16]*1.025" office:value-type="float" office:value="1.41297382097377">
            <text:p>1,412973821</text:p>
          </table:table-cell>
          <table:table-cell table:formula="of:=[.E16]+[.D17]" office:value-type="float" office:value="17.9319266599244">
            <text:p>17,93192665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.5">
            <text:p>2,5</text:p>
          </table:table-cell>
          <table:table-cell table:formula="of:=[.D17]*1.025" office:value-type="float" office:value="1.44829816649811">
            <text:p>1,4482981665</text:p>
          </table:table-cell>
          <table:table-cell table:formula="of:=[.E17]+[.D18]" office:value-type="float" office:value="19.3802248264226">
            <text:p>19,38022482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.5">
            <text:p>2,5</text:p>
          </table:table-cell>
          <table:table-cell table:formula="of:=[.D18]*1.025" office:value-type="float" office:value="1.48450562066056">
            <text:p>1,4845056207</text:p>
          </table:table-cell>
          <table:table-cell table:formula="of:=[.E18]+[.D19]" office:value-type="float" office:value="20.8647304470831">
            <text:p>20,86473044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.5">
            <text:p>2,5</text:p>
          </table:table-cell>
          <table:table-cell table:formula="of:=[.D19]*1.025" office:value-type="float" office:value="1.52161826117708">
            <text:p>1,5216182612</text:p>
          </table:table-cell>
          <table:table-cell table:formula="of:=[.E19]+[.D20]" office:value-type="float" office:value="22.3863487082602">
            <text:p>22,38634870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.5">
            <text:p>2,5</text:p>
          </table:table-cell>
          <table:table-cell table:formula="of:=[.D20]*1.025" office:value-type="float" office:value="1.5596587177065">
            <text:p>1,5596587177</text:p>
          </table:table-cell>
          <table:table-cell table:formula="of:=[.E20]+[.D21]" office:value-type="float" office:value="23.9460074259667">
            <text:p>23,9460074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.5">
            <text:p>2,5</text:p>
          </table:table-cell>
          <table:table-cell table:formula="of:=[.D21]*1.025" office:value-type="float" office:value="1.59865018564917">
            <text:p>1,5986501856</text:p>
          </table:table-cell>
          <table:table-cell table:formula="of:=[.E21]+[.D22]" office:value-type="float" office:value="25.5446576116159">
            <text:p>25,544657611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.5">
            <text:p>2,5</text:p>
          </table:table-cell>
          <table:table-cell table:formula="of:=[.D22]*1.025" office:value-type="float" office:value="1.63861644029039">
            <text:p>1,6386164403</text:p>
          </table:table-cell>
          <table:table-cell table:formula="of:=[.E22]+[.D23]" office:value-type="float" office:value="27.1832740519063">
            <text:p>27,183274051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.5">
            <text:p>2,5</text:p>
          </table:table-cell>
          <table:table-cell table:formula="of:=[.D23]*1.025" office:value-type="float" office:value="1.67958185129765">
            <text:p>1,6795818513</text:p>
          </table:table-cell>
          <table:table-cell table:formula="of:=[.E23]+[.D24]" office:value-type="float" office:value="28.8628559032039">
            <text:p>28,86285590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.5">
            <text:p>2,5</text:p>
          </table:table-cell>
          <table:table-cell table:formula="of:=[.D24]*1.025" office:value-type="float" office:value="1.7215713975801">
            <text:p>1,7215713976</text:p>
          </table:table-cell>
          <table:table-cell table:formula="of:=[.E24]+[.D25]" office:value-type="float" office:value="30.584427300784">
            <text:p>30,5844273008</text:p>
          </table:table-cell>
          <table:table-cell/>
          <table:table-cell>
            <draw:frame table:end-cell-address="Tabelle1.Q47" table:end-x="2.16cm" table:end-y="0.356cm" draw:z-index="1" draw:style-name="gr1" draw:text-style-name="P1" svg:width="24.551cm" svg:height="9.921cm" svg:x="0.191cm" svg:y="0.37cm">
              <draw:object draw:notify-on-update-of-ranges="Tabelle1.D2:Tabelle1.D2 Tabelle1.D3:Tabelle1.D87 Tabelle1.E2:Tabelle1.E2 Tabelle1.E3:Tabelle1.E8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.5">
            <text:p>2,5</text:p>
          </table:table-cell>
          <table:table-cell table:formula="of:=[.D25]*1.025" office:value-type="float" office:value="1.7646106825196">
            <text:p>1,7646106825</text:p>
          </table:table-cell>
          <table:table-cell table:formula="of:=[.E25]+[.D26]" office:value-type="float" office:value="32.3490379833036">
            <text:p>32,34903798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table:formula="of:=[.D26]*1.025" office:value-type="float" office:value="1.80872594958259">
            <text:p>1,8087259496</text:p>
          </table:table-cell>
          <table:table-cell table:formula="of:=[.E26]+[.D27]" office:value-type="float" office:value="34.1577639328862">
            <text:p>34,157763932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.5">
            <text:p>2,5</text:p>
          </table:table-cell>
          <table:table-cell table:formula="of:=[.D27]*1.025" office:value-type="float" office:value="1.85394409832215">
            <text:p>1,8539440983</text:p>
          </table:table-cell>
          <table:table-cell table:formula="of:=[.E27]+[.D28]" office:value-type="float" office:value="36.0117080312083">
            <text:p>36,011708031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.5">
            <text:p>2,5</text:p>
          </table:table-cell>
          <table:table-cell table:formula="of:=[.D28]*1.025" office:value-type="float" office:value="1.90029270078021">
            <text:p>1,9002927008</text:p>
          </table:table-cell>
          <table:table-cell table:formula="of:=[.E28]+[.D29]" office:value-type="float" office:value="37.9120007319886">
            <text:p>37,91200073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.5">
            <text:p>2,5</text:p>
          </table:table-cell>
          <table:table-cell table:formula="of:=[.D29]*1.025" office:value-type="float" office:value="1.94780001829971">
            <text:p>1,9478000183</text:p>
          </table:table-cell>
          <table:table-cell table:formula="of:=[.E29]+[.D30]" office:value-type="float" office:value="39.8598007502883">
            <text:p>39,859800750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.5">
            <text:p>2,5</text:p>
          </table:table-cell>
          <table:table-cell table:formula="of:=[.D30]*1.025" office:value-type="float" office:value="1.9964950187572">
            <text:p>1,9964950188</text:p>
          </table:table-cell>
          <table:table-cell table:formula="of:=[.E30]+[.D31]" office:value-type="float" office:value="41.8562957690455">
            <text:p>41,85629576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.5">
            <text:p>2,5</text:p>
          </table:table-cell>
          <table:table-cell table:formula="of:=[.D31]*1.025" office:value-type="float" office:value="2.04640739422613">
            <text:p>2,0464073942</text:p>
          </table:table-cell>
          <table:table-cell table:formula="of:=[.E31]+[.D32]" office:value-type="float" office:value="43.9027031632716">
            <text:p>43,902703163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.5">
            <text:p>2,5</text:p>
          </table:table-cell>
          <table:table-cell table:formula="of:=[.D32]*1.025" office:value-type="float" office:value="2.09756757908179">
            <text:p>2,0975675791</text:p>
          </table:table-cell>
          <table:table-cell table:formula="of:=[.E32]+[.D33]" office:value-type="float" office:value="46.0002707423534">
            <text:p>46,000270742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.5">
            <text:p>2,5</text:p>
          </table:table-cell>
          <table:table-cell table:formula="of:=[.D33]*1.025" office:value-type="float" office:value="2.15000676855883">
            <text:p>2,1500067686</text:p>
          </table:table-cell>
          <table:table-cell table:formula="of:=[.E33]+[.D34]" office:value-type="float" office:value="48.1502775109122">
            <text:p>48,15027751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.5">
            <text:p>2,5</text:p>
          </table:table-cell>
          <table:table-cell table:formula="of:=[.D34]*1.025" office:value-type="float" office:value="2.2037569377728">
            <text:p>2,2037569378</text:p>
          </table:table-cell>
          <table:table-cell table:formula="of:=[.E34]+[.D35]" office:value-type="float" office:value="50.354034448685">
            <text:p>50,35403444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.5">
            <text:p>2,5</text:p>
          </table:table-cell>
          <table:table-cell table:formula="of:=[.D35]*1.025" office:value-type="float" office:value="2.25885086121712">
            <text:p>2,2588508612</text:p>
          </table:table-cell>
          <table:table-cell table:formula="of:=[.E35]+[.D36]" office:value-type="float" office:value="52.6128853099021">
            <text:p>52,612885309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.5">
            <text:p>2,5</text:p>
          </table:table-cell>
          <table:table-cell table:formula="of:=[.D36]*1.025" office:value-type="float" office:value="2.31532213274755">
            <text:p>2,3153221327</text:p>
          </table:table-cell>
          <table:table-cell table:formula="of:=[.E36]+[.D37]" office:value-type="float" office:value="54.9282074426497">
            <text:p>54,92820744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.5">
            <text:p>2,5</text:p>
          </table:table-cell>
          <table:table-cell table:formula="of:=[.D37]*1.025" office:value-type="float" office:value="2.37320518606624">
            <text:p>2,3732051861</text:p>
          </table:table-cell>
          <table:table-cell table:formula="of:=[.E37]+[.D38]" office:value-type="float" office:value="57.3014126287159">
            <text:p>57,301412628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.5">
            <text:p>2,5</text:p>
          </table:table-cell>
          <table:table-cell table:formula="of:=[.D38]*1.025" office:value-type="float" office:value="2.43253531571789">
            <text:p>2,4325353157</text:p>
          </table:table-cell>
          <table:table-cell table:formula="of:=[.E38]+[.D39]" office:value-type="float" office:value="59.7339479444338">
            <text:p>59,73394794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.5">
            <text:p>2,5</text:p>
          </table:table-cell>
          <table:table-cell table:formula="of:=[.D39]*1.025" office:value-type="float" office:value="2.49334869861084">
            <text:p>2,4933486986</text:p>
          </table:table-cell>
          <table:table-cell table:formula="of:=[.E39]+[.D40]" office:value-type="float" office:value="62.2272966430447">
            <text:p>62,22729664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.5">
            <text:p>2,5</text:p>
          </table:table-cell>
          <table:table-cell table:formula="of:=[.D40]*1.025" office:value-type="float" office:value="2.55568241607611">
            <text:p>2,5556824161</text:p>
          </table:table-cell>
          <table:table-cell table:formula="of:=[.E40]+[.D41]" office:value-type="float" office:value="64.7829790591208">
            <text:p>64,782979059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formula="of:=[.D41]*1.025" office:value-type="float" office:value="2.61957447647801">
            <text:p>2,6195744765</text:p>
          </table:table-cell>
          <table:table-cell table:formula="of:=[.E41]+[.D42]" office:value-type="float" office:value="67.4025535355988">
            <text:p>67,40255353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.5">
            <text:p>2,5</text:p>
          </table:table-cell>
          <table:table-cell table:formula="of:=[.D42]*1.025" office:value-type="float" office:value="2.68506383838996">
            <text:p>2,6850638384</text:p>
          </table:table-cell>
          <table:table-cell table:formula="of:=[.E42]+[.D43]" office:value-type="float" office:value="70.0876173739887">
            <text:p>70,08761737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.5">
            <text:p>2,5</text:p>
          </table:table-cell>
          <table:table-cell table:formula="of:=[.D43]*1.025" office:value-type="float" office:value="2.75219043434971">
            <text:p>2,7521904343</text:p>
          </table:table-cell>
          <table:table-cell table:formula="of:=[.E43]+[.D44]" office:value-type="float" office:value="72.8398078083385">
            <text:p>72,83980780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.5">
            <text:p>2,5</text:p>
          </table:table-cell>
          <table:table-cell table:formula="of:=[.D44]*1.025" office:value-type="float" office:value="2.82099519520845">
            <text:p>2,8209951952</text:p>
          </table:table-cell>
          <table:table-cell table:formula="of:=[.E44]+[.D45]" office:value-type="float" office:value="75.6608030035469">
            <text:p>75,660803003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.5">
            <text:p>2,5</text:p>
          </table:table-cell>
          <table:table-cell table:formula="of:=[.D45]*1.025" office:value-type="float" office:value="2.89152007508867">
            <text:p>2,8915200751</text:p>
          </table:table-cell>
          <table:table-cell table:formula="of:=[.E45]+[.D46]" office:value-type="float" office:value="78.5523230786356">
            <text:p>78,552323078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.5">
            <text:p>2,5</text:p>
          </table:table-cell>
          <table:table-cell table:formula="of:=[.D46]*1.025" office:value-type="float" office:value="2.96380807696588">
            <text:p>2,963808077</text:p>
          </table:table-cell>
          <table:table-cell table:formula="of:=[.E46]+[.D47]" office:value-type="float" office:value="81.5161311556014">
            <text:p>81,5161311556</text:p>
          </table:table-cell>
          <table:table-cell/>
          <table:table-cell>
            <draw:frame table:end-cell-address="Tabelle1.R70" table:end-x="0.064cm" table:end-y="0.355cm" draw:z-index="2" draw:style-name="gr1" draw:text-style-name="P1" svg:width="24.583cm" svg:height="10.349cm" svg:x="0.321cm" svg:y="0.394cm">
              <draw:object draw:notify-on-update-of-ranges="Tabelle1.D2:Tabelle1.D2 Tabelle1.D88:Tabelle1.D98 Tabelle1.E2:Tabelle1.E2 Tabelle1.E88:Tabelle1.E9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.5">
            <text:p>2,5</text:p>
          </table:table-cell>
          <table:table-cell table:formula="of:=[.D47]*1.025" office:value-type="float" office:value="3.03790327889003">
            <text:p>3,0379032789</text:p>
          </table:table-cell>
          <table:table-cell table:formula="of:=[.E47]+[.D48]" office:value-type="float" office:value="84.5540344344915">
            <text:p>84,55403443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.5">
            <text:p>2,5</text:p>
          </table:table-cell>
          <table:table-cell table:formula="of:=[.D48]*1.025" office:value-type="float" office:value="3.11385086086228">
            <text:p>3,1138508609</text:p>
          </table:table-cell>
          <table:table-cell table:formula="of:=[.E48]+[.D49]" office:value-type="float" office:value="87.6678852953538">
            <text:p>87,66788529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.5">
            <text:p>2,5</text:p>
          </table:table-cell>
          <table:table-cell table:formula="of:=[.D49]*1.025" office:value-type="float" office:value="3.19169713238384">
            <text:p>3,1916971324</text:p>
          </table:table-cell>
          <table:table-cell table:formula="of:=[.E49]+[.D50]" office:value-type="float" office:value="90.8595824277376">
            <text:p>90,859582427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.5">
            <text:p>2,5</text:p>
          </table:table-cell>
          <table:table-cell table:formula="of:=[.D50]*1.025" office:value-type="float" office:value="3.27148956069343">
            <text:p>3,2714895607</text:p>
          </table:table-cell>
          <table:table-cell table:formula="of:=[.E50]+[.D51]" office:value-type="float" office:value="94.131071988431">
            <text:p>94,131071988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.5">
            <text:p>2,5</text:p>
          </table:table-cell>
          <table:table-cell table:formula="of:=[.D51]*1.025" office:value-type="float" office:value="3.35327679971077">
            <text:p>3,3532767997</text:p>
          </table:table-cell>
          <table:table-cell table:formula="of:=[.E51]+[.D52]" office:value-type="float" office:value="97.4843487881418">
            <text:p>97,484348788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[.D52]*1.05" office:value-type="float" office:value="3.52094063969631">
            <text:p>3,5209406397</text:p>
          </table:table-cell>
          <table:table-cell table:formula="of:=[.E52]+[.D53]" office:value-type="float" office:value="101.005289427838">
            <text:p>101,005289427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D53]*1.05" office:value-type="float" office:value="3.69698767168112">
            <text:p>3,6969876717</text:p>
          </table:table-cell>
          <table:table-cell table:formula="of:=[.E53]+[.D54]" office:value-type="float" office:value="104.702277099519">
            <text:p>104,70227709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5">
            <text:p>5</text:p>
          </table:table-cell>
          <table:table-cell table:formula="of:=[.D54]*1.05" office:value-type="float" office:value="3.88183705526518">
            <text:p>3,8818370553</text:p>
          </table:table-cell>
          <table:table-cell table:formula="of:=[.E54]+[.D55]" office:value-type="float" office:value="108.584114154784">
            <text:p>108,584114154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formula="of:=[.D55]*1.05" office:value-type="float" office:value="4.07592890802844">
            <text:p>4,075928908</text:p>
          </table:table-cell>
          <table:table-cell table:formula="of:=[.E55]+[.D56]" office:value-type="float" office:value="112.660043062813">
            <text:p>112,66004306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D56]*1.05" office:value-type="float" office:value="4.27972535342986">
            <text:p>4,2797253534</text:p>
          </table:table-cell>
          <table:table-cell table:formula="of:=[.E56]+[.D57]" office:value-type="float" office:value="116.939768416243">
            <text:p>116,93976841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table:formula="of:=[.D57]*1.05" office:value-type="float" office:value="4.49371162110135">
            <text:p>4,4937116211</text:p>
          </table:table-cell>
          <table:table-cell table:formula="of:=[.E57]+[.D58]" office:value-type="float" office:value="121.433480037344">
            <text:p>121,433480037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[.D58]*1.05" office:value-type="float" office:value="4.71839720215642">
            <text:p>4,7183972022</text:p>
          </table:table-cell>
          <table:table-cell table:formula="of:=[.E58]+[.D59]" office:value-type="float" office:value="126.151877239501">
            <text:p>126,15187723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table:formula="of:=[.D59]*1.05" office:value-type="float" office:value="4.95431706226424">
            <text:p>4,9543170623</text:p>
          </table:table-cell>
          <table:table-cell table:formula="of:=[.E59]+[.D60]" office:value-type="float" office:value="131.106194301765">
            <text:p>131,106194301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formula="of:=[.D60]*1.05" office:value-type="float" office:value="5.20203291537746">
            <text:p>5,2020329154</text:p>
          </table:table-cell>
          <table:table-cell table:formula="of:=[.E60]+[.D61]" office:value-type="float" office:value="136.308227217142">
            <text:p>136,308227217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formula="of:=[.D61]*1.05" office:value-type="float" office:value="5.46213456114633">
            <text:p>5,4621345611</text:p>
          </table:table-cell>
          <table:table-cell table:formula="of:=[.E61]+[.D62]" office:value-type="float" office:value="141.770361778289">
            <text:p>141,770361778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table:formula="of:=[.D62]*1.1" office:value-type="float" office:value="6.00834801726096">
            <text:p>6,0083480173</text:p>
          </table:table-cell>
          <table:table-cell table:formula="of:=[.E62]+[.D63]" office:value-type="float" office:value="147.778709795549">
            <text:p>147,77870979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formula="of:=[.D63]*1.1" office:value-type="float" office:value="6.60918281898706">
            <text:p>6,609182819</text:p>
          </table:table-cell>
          <table:table-cell table:formula="of:=[.E63]+[.D64]" office:value-type="float" office:value="154.387892614537">
            <text:p>154,387892614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3">
            <text:p>63</text:p>
          </table:table-cell>
          <table:table-cell office:value-type="float" office:value="10">
            <text:p>10</text:p>
          </table:table-cell>
          <table:table-cell table:formula="of:=[.D64]*1.1" office:value-type="float" office:value="7.27010110088576">
            <text:p>7,2701011009</text:p>
          </table:table-cell>
          <table:table-cell table:formula="of:=[.E64]+[.D65]" office:value-type="float" office:value="161.657993715422">
            <text:p>161,65799371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table:formula="of:=[.D65]*1.1" office:value-type="float" office:value="7.99711121097434">
            <text:p>7,997111211</text:p>
          </table:table-cell>
          <table:table-cell table:formula="of:=[.E65]+[.D66]" office:value-type="float" office:value="169.655104926397">
            <text:p>169,65510492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table:formula="of:=[.D66]*1.1" office:value-type="float" office:value="8.79682233207178">
            <text:p>8,7968223321</text:p>
          </table:table-cell>
          <table:table-cell table:formula="of:=[.E66]+[.D67]" office:value-type="float" office:value="178.451927258468">
            <text:p>178,451927258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6">
            <text:p>66</text:p>
          </table:table-cell>
          <table:table-cell office:value-type="float" office:value="10">
            <text:p>10</text:p>
          </table:table-cell>
          <table:table-cell table:formula="of:=[.D67]*1.1" office:value-type="float" office:value="9.67650456527896">
            <text:p>9,6765045653</text:p>
          </table:table-cell>
          <table:table-cell table:formula="of:=[.E67]+[.D68]" office:value-type="float" office:value="188.128431823747">
            <text:p>188,128431823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table:formula="of:=[.D68]*1.1" office:value-type="float" office:value="10.6441550218069">
            <text:p>10,6441550218</text:p>
          </table:table-cell>
          <table:table-cell table:formula="of:=[.E68]+[.D69]" office:value-type="float" office:value="198.772586845554">
            <text:p>198,772586845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table:formula="of:=[.D69]*1.1" office:value-type="float" office:value="11.7085705239875">
            <text:p>11,708570524</text:p>
          </table:table-cell>
          <table:table-cell table:formula="of:=[.E69]+[.D70]" office:value-type="float" office:value="210.481157369542">
            <text:p>210,4811573695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table:formula="of:=[.D70]*1.1" office:value-type="float" office:value="12.8794275763863">
            <text:p>12,8794275764</text:p>
          </table:table-cell>
          <table:table-cell table:formula="of:=[.E70]+[.D71]" office:value-type="float" office:value="223.360584945928">
            <text:p>223,3605849459</text:p>
          </table:table-cell>
          <table:table-cell/>
          <table:table-cell>
            <draw:frame table:end-cell-address="Tabelle1.Q92" table:end-x="2.224cm" table:end-y="0.194cm" draw:z-index="3" draw:style-name="gr1" draw:text-style-name="P1" svg:width="24.45cm" svg:height="9.677cm" svg:x="0.356cm" svg:y="0.001cm">
              <draw:object draw:notify-on-update-of-ranges="Tabelle1.D2:Tabelle1.D2 Tabelle1.D99:Tabelle1.D110 Tabelle1.E2:Tabelle1.E2 Tabelle1.E99:Tabelle1.E1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table:formula="of:=[.D71]*1.1" office:value-type="float" office:value="14.1673703340249">
            <text:p>14,167370334</text:p>
          </table:table-cell>
          <table:table-cell table:formula="of:=[.E71]+[.D72]" office:value-type="float" office:value="237.527955279953">
            <text:p>237,5279552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table:formula="of:=[.D72]*1.15" office:value-type="float" office:value="16.2924758841287">
            <text:p>16,2924758841</text:p>
          </table:table-cell>
          <table:table-cell table:formula="of:=[.E72]+[.D73]" office:value-type="float" office:value="253.820431164082">
            <text:p>253,82043116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table:formula="of:=[.D73]*1.15" office:value-type="float" office:value="18.736347266748">
            <text:p>18,7363472667</text:p>
          </table:table-cell>
          <table:table-cell table:formula="of:=[.E73]+[.D74]" office:value-type="float" office:value="272.55677843083">
            <text:p>272,5567784308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table:formula="of:=[.D74]*1.15" office:value-type="float" office:value="21.5467993567602">
            <text:p>21,5467993568</text:p>
          </table:table-cell>
          <table:table-cell table:formula="of:=[.E74]+[.D75]" office:value-type="float" office:value="294.10357778759">
            <text:p>294,103577787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formula="of:=[.D75]*1.15" office:value-type="float" office:value="24.7788192602742">
            <text:p>24,7788192603</text:p>
          </table:table-cell>
          <table:table-cell table:formula="of:=[.E75]+[.D76]" office:value-type="float" office:value="318.882397047864">
            <text:p>318,882397047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table:formula="of:=[.D76]*1.15" office:value-type="float" office:value="28.4956421493153">
            <text:p>28,4956421493</text:p>
          </table:table-cell>
          <table:table-cell table:formula="of:=[.E76]+[.D77]" office:value-type="float" office:value="347.378039197179">
            <text:p>347,37803919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0">
            <text:p>20</text:p>
          </table:table-cell>
          <table:table-cell table:formula="of:=[.D77]*1.2" office:value-type="float" office:value="34.1947705791784">
            <text:p>34,1947705792</text:p>
          </table:table-cell>
          <table:table-cell table:formula="of:=[.E77]+[.D78]" office:value-type="float" office:value="381.572809776358">
            <text:p>381,572809776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20">
            <text:p>20</text:p>
          </table:table-cell>
          <table:table-cell table:formula="of:=[.D78]*1.2" office:value-type="float" office:value="41.033724695014">
            <text:p>41,033724695</text:p>
          </table:table-cell>
          <table:table-cell table:formula="of:=[.E78]+[.D79]" office:value-type="float" office:value="422.606534471372">
            <text:p>422,606534471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[.D79]*1.2" office:value-type="float" office:value="49.2404696340168">
            <text:p>49,240469634</text:p>
          </table:table-cell>
          <table:table-cell table:formula="of:=[.E79]+[.D80]" office:value-type="float" office:value="471.847004105389">
            <text:p>471,847004105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20">
            <text:p>20</text:p>
          </table:table-cell>
          <table:table-cell table:formula="of:=[.D80]*1.2" office:value-type="float" office:value="59.0885635608202">
            <text:p>59,0885635608</text:p>
          </table:table-cell>
          <table:table-cell table:formula="of:=[.E80]+[.D81]" office:value-type="float" office:value="530.935567666209">
            <text:p>530,935567666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table:formula="of:=[.D81]*1.2" office:value-type="float" office:value="70.9062762729842">
            <text:p>70,906276273</text:p>
          </table:table-cell>
          <table:table-cell table:formula="of:=[.E81]+[.D82]" office:value-type="float" office:value="601.841843939193">
            <text:p>601,841843939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table:formula="of:=[.D82]*1.25" office:value-type="float" office:value="88.6328453412303">
            <text:p>88,6328453412</text:p>
          </table:table-cell>
          <table:table-cell table:formula="of:=[.E82]+[.D83]" office:value-type="float" office:value="690.474689280423">
            <text:p>690,474689280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25">
            <text:p>25</text:p>
          </table:table-cell>
          <table:table-cell table:formula="of:=[.D83]*1.25" office:value-type="float" office:value="110.791056676538">
            <text:p>110,7910566765</text:p>
          </table:table-cell>
          <table:table-cell table:formula="of:=[.E83]+[.D84]" office:value-type="float" office:value="801.265745956961">
            <text:p>801,26574595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25">
            <text:p>25</text:p>
          </table:table-cell>
          <table:table-cell table:formula="of:=[.D84]*1.25" office:value-type="float" office:value="138.488820845672">
            <text:p>138,4888208457</text:p>
          </table:table-cell>
          <table:table-cell table:formula="of:=[.E84]+[.D85]" office:value-type="float" office:value="939.754566802633">
            <text:p>939,754566802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 table:formula="of:=[.D85]*1.25" office:value-type="float" office:value="173.11102605709">
            <text:p>173,1110260571</text:p>
          </table:table-cell>
          <table:table-cell table:formula="of:=[.E85]+[.D86]" office:value-type="float" office:value="1112.86559285972">
            <text:p>1112,8655928597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table:formula="of:=[.D86]*1.25" office:value-type="float" office:value="216.388782571363">
            <text:p>216,3887825714</text:p>
          </table:table-cell>
          <table:table-cell table:formula="of:=[.E86]+[.D87]" office:value-type="float" office:value="1329.25437543109">
            <text:p>1329,254375431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table:formula="of:=[.D87]*1.3" office:value-type="float" office:value="281.305417342772">
            <text:p>281,3054173428</text:p>
          </table:table-cell>
          <table:table-cell table:formula="of:=[.E87]+[.D88]" office:value-type="float" office:value="1610.55979277386">
            <text:p>1610,559792773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35">
            <text:p>35</text:p>
          </table:table-cell>
          <table:table-cell table:formula="of:=[.D88]*1.35" office:value-type="float" office:value="379.762313412742">
            <text:p>379,7623134127</text:p>
          </table:table-cell>
          <table:table-cell table:formula="of:=[.E88]+[.D89]" office:value-type="float" office:value="1990.3221061866">
            <text:p>1990,3221061866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40">
            <text:p>40</text:p>
          </table:table-cell>
          <table:table-cell table:formula="of:=[.D89]*1.4" office:value-type="float" office:value="531.667238777839">
            <text:p>531,6672387778</text:p>
          </table:table-cell>
          <table:table-cell table:formula="of:=[.E89]+[.D90]" office:value-type="float" office:value="2521.98934496444">
            <text:p>2521,9893449644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9">
            <text:p>89</text:p>
          </table:table-cell>
          <table:table-cell office:value-type="float" office:value="45">
            <text:p>45</text:p>
          </table:table-cell>
          <table:table-cell table:formula="of:=[.D90]*(1.4+0.05)" office:value-type="float" office:value="770.917496227866">
            <text:p>770,9174962279</text:p>
          </table:table-cell>
          <table:table-cell table:formula="of:=[.E90]+[.D91]" office:value-type="float" office:value="3292.90684119231">
            <text:p>3292,9068411923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table:formula="of:=[.D91]*1.5" office:value-type="float" office:value="1156.3762443418">
            <text:p>1156,3762443418</text:p>
          </table:table-cell>
          <table:table-cell table:formula="of:=[.E91]+[.D92]" office:value-type="float" office:value="4449.28308553411">
            <text:p>4449,2830855341</text:p>
          </table:table-cell>
          <table:table-cell table:number-columns-repeated="13"/>
        </table:table-row>
        <table:table-row table:style-name="ro1">
          <table:table-cell/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table:formula="of:=[.D92]*[.J93]" office:value-type="float" office:value="1792.38317872979">
            <text:p>1792,3831787298</text:p>
          </table:table-cell>
          <table:table-cell table:formula="of:=[.E92]+[.D93]" office:value-type="float" office:value="6241.6662642639">
            <text:p>6241,6662642639</text:p>
          </table:table-cell>
          <table:table-cell table:number-columns-repeated="4"/>
          <table:table-cell table:formula="of:=1.5+0.05" office:value-type="float" office:value="1.55">
            <text:p>1,5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 table:formula="of:=[.D93]*[.J94]" office:value-type="float" office:value="2867.81308596766">
            <text:p>2867,8130859677</text:p>
          </table:table-cell>
          <table:table-cell table:formula="of:=[.E93]+[.D94]" office:value-type="float" office:value="9109.47935023156">
            <text:p>9109,4793502316</text:p>
          </table:table-cell>
          <table:table-cell table:number-columns-repeated="4"/>
          <table:table-cell table:formula="of:=[.J93]+0.05" office:value-type="float" office:value="1.6">
            <text:p>1,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table:formula="of:=[.D94]*[.J95]" office:value-type="float" office:value="4731.89159184664">
            <text:p>4731,8915918467</text:p>
          </table:table-cell>
          <table:table-cell table:formula="of:=[.E94]+[.D95]" office:value-type="float" office:value="13841.3709420782">
            <text:p>13841,3709420782</text:p>
          </table:table-cell>
          <table:table-cell table:number-columns-repeated="4"/>
          <table:table-cell table:formula="of:=[.J94]+0.05" office:value-type="float" office:value="1.65">
            <text:p>1,6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table:formula="of:=[.D95]*[.J96]" office:value-type="float" office:value="8044.2157061393">
            <text:p>8044,2157061393</text:p>
          </table:table-cell>
          <table:table-cell table:formula="of:=[.E95]+[.D96]" office:value-type="float" office:value="21885.5866482175">
            <text:p>21885,5866482175</text:p>
          </table:table-cell>
          <table:table-cell table:number-columns-repeated="4"/>
          <table:table-cell table:formula="of:=[.J95]+0.05" office:value-type="float" office:value="1.7">
            <text:p>1,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table:formula="of:=[.D96]*[.J97]" office:value-type="float" office:value="14077.3774857438">
            <text:p>14077,3774857438</text:p>
          </table:table-cell>
          <table:table-cell table:formula="of:=[.E96]+[.D97]" office:value-type="float" office:value="35962.9641339613">
            <text:p>35962,9641339613</text:p>
          </table:table-cell>
          <table:table-cell table:number-columns-repeated="4"/>
          <table:table-cell table:formula="of:=[.J96]+0.05" office:value-type="float" office:value="1.75">
            <text:p>1,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table:formula="of:=[.D97]*[.J98]" office:value-type="float" office:value="25339.2794743388">
            <text:p>25339,2794743388</text:p>
          </table:table-cell>
          <table:table-cell table:formula="of:=[.E97]+[.D98]" office:value-type="float" office:value="61302.2436083001">
            <text:p>61302,2436083001</text:p>
          </table:table-cell>
          <table:table-cell table:number-columns-repeated="4"/>
          <table:table-cell table:formula="of:=[.J97]+0.05" office:value-type="float" office:value="1.8">
            <text:p>1,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table:formula="of:=[.D98]*[.J99]" office:value-type="float" office:value="46877.6670275268">
            <text:p>46877,6670275268</text:p>
          </table:table-cell>
          <table:table-cell table:formula="of:=[.E98]+[.D99]" office:value-type="float" office:value="108179.910635827">
            <text:p>108179,910635827</text:p>
          </table:table-cell>
          <table:table-cell table:number-columns-repeated="4"/>
          <table:table-cell table:formula="of:=[.J98]+0.05" office:value-type="float" office:value="1.85">
            <text:p>1,8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table:formula="of:=[.D99]*[.J100]" office:value-type="float" office:value="89067.5673523009">
            <text:p>89067,5673523009</text:p>
          </table:table-cell>
          <table:table-cell table:formula="of:=[.E99]+[.D100]" office:value-type="float" office:value="197247.477988128">
            <text:p>197247,477988128</text:p>
          </table:table-cell>
          <table:table-cell table:number-columns-repeated="4"/>
          <table:table-cell table:formula="of:=[.J99]+0.05" office:value-type="float" office:value="1.9">
            <text:p>1,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[.D100]*[.J101]" office:value-type="float" office:value="173681.756336987">
            <text:p>173681,756336987</text:p>
          </table:table-cell>
          <table:table-cell table:formula="of:=[.E100]+[.D101]" office:value-type="float" office:value="370929.234325115">
            <text:p>370929,234325115</text:p>
          </table:table-cell>
          <table:table-cell table:number-columns-repeated="4"/>
          <table:table-cell table:formula="of:=[.J100]+0.05" office:value-type="float" office:value="1.95">
            <text:p>1,9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1">
            <text:p>99,1</text:p>
          </table:table-cell>
          <table:table-cell table:formula="of:=[.C101]+5" office:value-type="float" office:value="105">
            <text:p>105</text:p>
          </table:table-cell>
          <table:table-cell table:formula="of:=[.D101]*[.J102]" office:value-type="float" office:value="347363.512673974">
            <text:p>347363,512673974</text:p>
          </table:table-cell>
          <table:table-cell table:formula="of:=[.E101]+[.D102]" office:value-type="float" office:value="718292.746999088">
            <text:p>718292,746999088</text:p>
          </table:table-cell>
          <table:table-cell table:number-columns-repeated="4"/>
          <table:table-cell table:formula="of:=[.J101]+0.05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2">
            <text:p>99,2</text:p>
          </table:table-cell>
          <table:table-cell table:formula="of:=[.C102]+5" office:value-type="float" office:value="110">
            <text:p>110</text:p>
          </table:table-cell>
          <table:table-cell table:formula="of:=[.D102]*[.J103]" office:value-type="float" office:value="712095.200981646">
            <text:p>712095,200981646</text:p>
          </table:table-cell>
          <table:table-cell table:formula="of:=[.E102]+[.D103]" office:value-type="float" office:value="1430387.94798073">
            <text:p>1430387,94798073</text:p>
          </table:table-cell>
          <table:table-cell table:number-columns-repeated="4"/>
          <table:table-cell table:formula="of:=[.J102]+0.05" office:value-type="float" office:value="2.05">
            <text:p>2,0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3">
            <text:p>99,3</text:p>
          </table:table-cell>
          <table:table-cell table:formula="of:=[.C103]+5" office:value-type="float" office:value="115">
            <text:p>115</text:p>
          </table:table-cell>
          <table:table-cell table:formula="of:=[.D103]*[.J104]" office:value-type="float" office:value="1495399.92206146">
            <text:p>1495399,92206146</text:p>
          </table:table-cell>
          <table:table-cell table:formula="of:=[.E103]+[.D104]" office:value-type="float" office:value="2925787.87004219">
            <text:p>2925787,87004219</text:p>
          </table:table-cell>
          <table:table-cell table:number-columns-repeated="4"/>
          <table:table-cell table:formula="of:=[.J103]+0.05" office:value-type="float" office:value="2.1">
            <text:p>2,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4">
            <text:p>99,4</text:p>
          </table:table-cell>
          <table:table-cell table:formula="of:=[.C104]+5" office:value-type="float" office:value="120">
            <text:p>120</text:p>
          </table:table-cell>
          <table:table-cell table:formula="of:=[.D104]*[.J105]" office:value-type="float" office:value="3215109.83243213">
            <text:p>3215109,83243213</text:p>
          </table:table-cell>
          <table:table-cell table:formula="of:=[.E104]+[.D105]" office:value-type="float" office:value="6140897.70247432">
            <text:p>6140897,70247432</text:p>
          </table:table-cell>
          <table:table-cell table:number-columns-repeated="4"/>
          <table:table-cell table:formula="of:=[.J104]+0.05" office:value-type="float" office:value="2.15">
            <text:p>2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5">
            <text:p>99,5</text:p>
          </table:table-cell>
          <table:table-cell table:formula="of:=[.C105]+5" office:value-type="float" office:value="125">
            <text:p>125</text:p>
          </table:table-cell>
          <table:table-cell table:formula="of:=[.D105]*[.J106]" office:value-type="float" office:value="7073241.63135069">
            <text:p>7073241,63135069</text:p>
          </table:table-cell>
          <table:table-cell table:formula="of:=[.E105]+[.D106]" office:value-type="float" office:value="13214139.333825">
            <text:p>13214139,333825</text:p>
          </table:table-cell>
          <table:table-cell table:number-columns-repeated="4"/>
          <table:table-cell table:formula="of:=[.J105]+0.05" office:value-type="float" office:value="2.2">
            <text:p>2,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6">
            <text:p>99,6</text:p>
          </table:table-cell>
          <table:table-cell table:formula="of:=[.C106]+5" office:value-type="float" office:value="130">
            <text:p>130</text:p>
          </table:table-cell>
          <table:table-cell table:formula="of:=[.D106]*[.J107]" office:value-type="float" office:value="15914793.670539">
            <text:p>15914793,670539</text:p>
          </table:table-cell>
          <table:table-cell table:formula="of:=[.E106]+[.D107]" office:value-type="float" office:value="29128933.0043641">
            <text:p>29128933,0043641</text:p>
          </table:table-cell>
          <table:table-cell table:number-columns-repeated="4"/>
          <table:table-cell table:formula="of:=[.J106]+0.05" office:value-type="float" office:value="2.25">
            <text:p>2,2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7">
            <text:p>99,7</text:p>
          </table:table-cell>
          <table:table-cell table:formula="of:=[.C107]+5" office:value-type="float" office:value="135">
            <text:p>135</text:p>
          </table:table-cell>
          <table:table-cell table:formula="of:=[.D107]*[.J108]" office:value-type="float" office:value="36604025.4422398">
            <text:p>36604025,4422398</text:p>
          </table:table-cell>
          <table:table-cell table:formula="of:=[.E107]+[.D108]" office:value-type="float" office:value="65732958.4466039">
            <text:p>65732958,4466039</text:p>
          </table:table-cell>
          <table:table-cell table:number-columns-repeated="4"/>
          <table:table-cell table:formula="of:=[.J107]+0.05" office:value-type="float" office:value="2.3">
            <text:p>2,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8">
            <text:p>99,8</text:p>
          </table:table-cell>
          <table:table-cell table:formula="of:=[.C108]+5" office:value-type="float" office:value="140">
            <text:p>140</text:p>
          </table:table-cell>
          <table:table-cell table:formula="of:=[.D108]*[.J109]" office:value-type="float" office:value="86019459.7892635">
            <text:p>86019459,7892635</text:p>
          </table:table-cell>
          <table:table-cell table:formula="of:=[.E108]+[.D109]" office:value-type="float" office:value="151752418.235867">
            <text:p>151752418,235867</text:p>
          </table:table-cell>
          <table:table-cell table:number-columns-repeated="4"/>
          <table:table-cell table:formula="of:=[.J108]+0.05" office:value-type="float" office:value="2.35">
            <text:p>2,3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9.9">
            <text:p>99,9</text:p>
          </table:table-cell>
          <table:table-cell table:formula="of:=[.C109]+5" office:value-type="float" office:value="145">
            <text:p>145</text:p>
          </table:table-cell>
          <table:table-cell table:formula="of:=[.D109]*[.J110]" office:value-type="float" office:value="206446703.494232">
            <text:p>206446703,494232</text:p>
          </table:table-cell>
          <table:table-cell table:formula="of:=[.E109]+[.D110]" office:value-type="float" office:value="358199121.7301">
            <text:p>358199121,7301</text:p>
          </table:table-cell>
          <table:table-cell table:number-columns-repeated="4"/>
          <table:table-cell table:formula="of:=[.J109]+0.05" office:value-type="float" office:value="2.4">
            <text:p>2,4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19.03.2017</text:date>, <text:time>16:13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7-03-19T15:29:22.75</meta:creation-date>
    <dc:date>2017-03-19T16:13:23.95</dc:date>
    <dc:creator>Joel </dc:creator>
    <meta:editing-duration>PT28M40S</meta:editing-duration>
    <meta:editing-cycles>2</meta:editing-cycles>
    <meta:generator>OpenOffice/4.1.3$Win32 OpenOffice.org_project/413m1$Build-9783</meta:generator>
    <meta:document-statistic meta:table-count="3" meta:cell-count="4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74cm" svg:height="10.695cm" xlink:href=".." xlink:type="simple" chart:class="chart:line" chart:style-name="ch1">
        <chart:title svg:x="10.577cm" svg:y="0.349cm" chart:style-name="ch2">
          <text:p>Prozent Diagram</text:p>
        </chart:title>
        <chart:legend chart:legend-position="end" svg:x="18.732cm" svg:y="4.773cm" style:legend-expansion="high" chart:style-name="ch3"/>
        <chart:plot-area chart:style-name="ch4" table:cell-range-address="Tabelle1.B2:Tabelle1.C110" chart:data-source-has-labels="row" svg:x="0.941cm" svg:y="1.767cm" svg:width="16.809cm" svg:height="8.295cm">
          <chartooo:coordinate-region svg:x="1.748cm" svg:y="1.979cm" svg:width="15.869cm" svg:height="6.98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110" chart:label-cell-address="Tabelle1.B2:Tabelle1.B2" chart:class="chart:line">
            <chart:data-point chart:repeated="108"/>
          </chart:series>
          <chart:series chart:style-name="ch8" chart:values-cell-range-address="Tabelle1.C3:Tabelle1.C110" chart:label-cell-address="Tabelle1.C2:Tabelle1.C2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zent der Verlangsamung</text:p>
                <draw:g>
                  <svg:desc>Tabelle1.B2:Tabelle1.B2</svg:desc>
                </draw:g>
              </table:table-cell>
              <table:table-cell office:value-type="string">
                <text:p>Prozent des Kosten Zuwachs</text:p>
                <draw:g>
                  <svg:desc>Tabelle1.C2:Tabe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B3:Tabelle1.B110</svg:desc>
                </draw:g>
              </table:table-cell>
              <table:table-cell office:value-type="float" office:value="0.025">
                <text:p>0.025</text:p>
                <draw:g>
                  <svg:desc>Tabelle1.C3:Tabelle1.C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1">
                <text:p>99.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2">
                <text:p>99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3">
                <text:p>99.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9.4">
                <text:p>99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5">
                <text:p>99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.6">
                <text:p>99.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7">
                <text:p>99.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8">
                <text:p>99.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9.9">
                <text:p>99.9</text:p>
              </table:table-cell>
              <table:table-cell office:value-type="float" office:value="145">
                <text:p>1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52cm" svg:height="9.922cm" xlink:href=".." xlink:type="simple" chart:class="chart:line" chart:style-name="ch1">
        <chart:title svg:x="11.161cm" svg:y="0.334cm" chart:style-name="ch2">
          <text:p>Kosten 1/3</text:p>
        </chart:title>
        <chart:legend chart:legend-position="end" svg:x="20.668cm" svg:y="4.387cm" style:legend-expansion="high" chart:style-name="ch3"/>
        <chart:plot-area chart:style-name="ch4" table:cell-range-address="Tabelle1.D2:Tabelle1.E87" chart:data-source-has-labels="row" svg:x="0.941cm" svg:y="1.707cm" svg:width="18.745cm" svg:height="7.597cm">
          <chartooo:coordinate-region svg:x="1.933cm" svg:y="1.92cm" svg:width="17.566cm" svg:height="6.28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D3:Tabelle1.D87" chart:label-cell-address="Tabelle1.D2:Tabelle1.D2" chart:class="chart:line">
            <chart:data-point chart:repeated="85"/>
          </chart:series>
          <chart:series chart:style-name="ch8" chart:values-cell-range-address="Tabelle1.E3:Tabelle1.E87" chart:label-cell-address="Tabelle1.E2:Tabelle1.E2" chart:class="chart:line"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sten Zuwachs</text:p>
                <draw:g>
                  <svg:desc>Tabelle1.D2:Tabelle1.D2</svg:desc>
                </draw:g>
              </table:table-cell>
              <table:table-cell office:value-type="string">
                <text:p>Kosten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D3:Tabelle1.D87</svg:desc>
                </draw:g>
              </table:table-cell>
              <table:table-cell office:value-type="float" office:value="1">
                <text:p>1</text:p>
                <draw:g>
                  <svg:desc>Tabelle1.E3:Tabelle1.E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0625">
                <text:p>1.050625</text:p>
              </table:table-cell>
              <table:table-cell office:value-type="float" office:value="3.075625">
                <text:p>3.07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6890625">
                <text:p>1.076890625</text:p>
              </table:table-cell>
              <table:table-cell office:value-type="float" office:value="4.152515625">
                <text:p>4.152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3812890625">
                <text:p>1.103812890625</text:p>
              </table:table-cell>
              <table:table-cell office:value-type="float" office:value="5.256328515625">
                <text:p>5.256328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140821289062">
                <text:p>1.13140821289062</text:p>
              </table:table-cell>
              <table:table-cell office:value-type="float" office:value="6.38773672851562">
                <text:p>6.3877367285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969341821289">
                <text:p>1.15969341821289</text:p>
              </table:table-cell>
              <table:table-cell office:value-type="float" office:value="7.54743014672851">
                <text:p>7.54743014672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868575366821">
                <text:p>1.18868575366821</text:p>
              </table:table-cell>
              <table:table-cell office:value-type="float" office:value="8.73611590039673">
                <text:p>8.736115900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840289750992">
                <text:p>1.21840289750992</text:p>
              </table:table-cell>
              <table:table-cell office:value-type="float" office:value="9.95451879790664">
                <text:p>9.95451879790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886296994767">
                <text:p>1.24886296994767</text:p>
              </table:table-cell>
              <table:table-cell office:value-type="float" office:value="11.2033817678543">
                <text:p>11.2033817678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008454419636">
                <text:p>1.28008454419636</text:p>
              </table:table-cell>
              <table:table-cell office:value-type="float" office:value="12.4834663120507">
                <text:p>12.4834663120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208665780127">
                <text:p>1.31208665780127</text:p>
              </table:table-cell>
              <table:table-cell office:value-type="float" office:value="13.7955529698519">
                <text:p>13.7955529698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48888242463">
                <text:p>1.3448888242463</text:p>
              </table:table-cell>
              <table:table-cell office:value-type="float" office:value="15.1404417940982">
                <text:p>15.1404417940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7851104485245">
                <text:p>1.37851104485245</text:p>
              </table:table-cell>
              <table:table-cell office:value-type="float" office:value="16.5189528389507">
                <text:p>16.5189528389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297382097377">
                <text:p>1.41297382097377</text:p>
              </table:table-cell>
              <table:table-cell office:value-type="float" office:value="17.9319266599244">
                <text:p>17.9319266599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829816649811">
                <text:p>1.44829816649811</text:p>
              </table:table-cell>
              <table:table-cell office:value-type="float" office:value="19.3802248264226">
                <text:p>19.380224826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8450562066056">
                <text:p>1.48450562066056</text:p>
              </table:table-cell>
              <table:table-cell office:value-type="float" office:value="20.8647304470831">
                <text:p>20.8647304470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161826117708">
                <text:p>1.52161826117708</text:p>
              </table:table-cell>
              <table:table-cell office:value-type="float" office:value="22.3863487082602">
                <text:p>22.386348708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96587177065">
                <text:p>1.5596587177065</text:p>
              </table:table-cell>
              <table:table-cell office:value-type="float" office:value="23.9460074259667">
                <text:p>23.9460074259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865018564917">
                <text:p>1.59865018564917</text:p>
              </table:table-cell>
              <table:table-cell office:value-type="float" office:value="25.5446576116159">
                <text:p>25.5446576116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3861644029039">
                <text:p>1.63861644029039</text:p>
              </table:table-cell>
              <table:table-cell office:value-type="float" office:value="27.1832740519063">
                <text:p>27.1832740519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7958185129765">
                <text:p>1.67958185129765</text:p>
              </table:table-cell>
              <table:table-cell office:value-type="float" office:value="28.8628559032039">
                <text:p>28.8628559032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215713975801">
                <text:p>1.7215713975801</text:p>
              </table:table-cell>
              <table:table-cell office:value-type="float" office:value="30.584427300784">
                <text:p>30.584427300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646106825196">
                <text:p>1.7646106825196</text:p>
              </table:table-cell>
              <table:table-cell office:value-type="float" office:value="32.3490379833036">
                <text:p>32.3490379833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872594958259">
                <text:p>1.80872594958259</text:p>
              </table:table-cell>
              <table:table-cell office:value-type="float" office:value="34.1577639328862">
                <text:p>34.1577639328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394409832215">
                <text:p>1.85394409832215</text:p>
              </table:table-cell>
              <table:table-cell office:value-type="float" office:value="36.0117080312083">
                <text:p>36.0117080312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029270078021">
                <text:p>1.90029270078021</text:p>
              </table:table-cell>
              <table:table-cell office:value-type="float" office:value="37.9120007319886">
                <text:p>37.9120007319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4780001829971">
                <text:p>1.94780001829971</text:p>
              </table:table-cell>
              <table:table-cell office:value-type="float" office:value="39.8598007502883">
                <text:p>39.8598007502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964950187572">
                <text:p>1.9964950187572</text:p>
              </table:table-cell>
              <table:table-cell office:value-type="float" office:value="41.8562957690455">
                <text:p>41.8562957690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640739422613">
                <text:p>2.04640739422613</text:p>
              </table:table-cell>
              <table:table-cell office:value-type="float" office:value="43.9027031632716">
                <text:p>43.9027031632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9756757908179">
                <text:p>2.09756757908179</text:p>
              </table:table-cell>
              <table:table-cell office:value-type="float" office:value="46.0002707423534">
                <text:p>46.0002707423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5000676855883">
                <text:p>2.15000676855883</text:p>
              </table:table-cell>
              <table:table-cell office:value-type="float" office:value="48.1502775109122">
                <text:p>48.1502775109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37569377728">
                <text:p>2.2037569377728</text:p>
              </table:table-cell>
              <table:table-cell office:value-type="float" office:value="50.354034448685">
                <text:p>50.354034448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885086121712">
                <text:p>2.25885086121712</text:p>
              </table:table-cell>
              <table:table-cell office:value-type="float" office:value="52.6128853099021">
                <text:p>52.6128853099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1532213274755">
                <text:p>2.31532213274755</text:p>
              </table:table-cell>
              <table:table-cell office:value-type="float" office:value="54.9282074426497">
                <text:p>54.9282074426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7320518606624">
                <text:p>2.37320518606624</text:p>
              </table:table-cell>
              <table:table-cell office:value-type="float" office:value="57.3014126287159">
                <text:p>57.3014126287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3253531571789">
                <text:p>2.43253531571789</text:p>
              </table:table-cell>
              <table:table-cell office:value-type="float" office:value="59.7339479444338">
                <text:p>59.733947944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9334869861084">
                <text:p>2.49334869861084</text:p>
              </table:table-cell>
              <table:table-cell office:value-type="float" office:value="62.2272966430447">
                <text:p>62.2272966430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5568241607611">
                <text:p>2.55568241607611</text:p>
              </table:table-cell>
              <table:table-cell office:value-type="float" office:value="64.7829790591208">
                <text:p>64.7829790591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57447647801">
                <text:p>2.61957447647801</text:p>
              </table:table-cell>
              <table:table-cell office:value-type="float" office:value="67.4025535355988">
                <text:p>67.4025535355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8506383838996">
                <text:p>2.68506383838996</text:p>
              </table:table-cell>
              <table:table-cell office:value-type="float" office:value="70.0876173739887">
                <text:p>70.0876173739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5219043434971">
                <text:p>2.75219043434971</text:p>
              </table:table-cell>
              <table:table-cell office:value-type="float" office:value="72.8398078083385">
                <text:p>72.8398078083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2099519520845">
                <text:p>2.82099519520845</text:p>
              </table:table-cell>
              <table:table-cell office:value-type="float" office:value="75.6608030035469">
                <text:p>75.660803003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9152007508867">
                <text:p>2.89152007508867</text:p>
              </table:table-cell>
              <table:table-cell office:value-type="float" office:value="78.5523230786356">
                <text:p>78.5523230786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6380807696588">
                <text:p>2.96380807696588</text:p>
              </table:table-cell>
              <table:table-cell office:value-type="float" office:value="81.5161311556014">
                <text:p>81.5161311556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3790327889003">
                <text:p>3.03790327889003</text:p>
              </table:table-cell>
              <table:table-cell office:value-type="float" office:value="84.5540344344915">
                <text:p>84.5540344344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1385086086228">
                <text:p>3.11385086086228</text:p>
              </table:table-cell>
              <table:table-cell office:value-type="float" office:value="87.6678852953538">
                <text:p>87.6678852953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9169713238384">
                <text:p>3.19169713238384</text:p>
              </table:table-cell>
              <table:table-cell office:value-type="float" office:value="90.8595824277376">
                <text:p>90.8595824277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7148956069343">
                <text:p>3.27148956069343</text:p>
              </table:table-cell>
              <table:table-cell office:value-type="float" office:value="94.131071988431">
                <text:p>94.131071988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5327679971077">
                <text:p>3.35327679971077</text:p>
              </table:table-cell>
              <table:table-cell office:value-type="float" office:value="97.4843487881418">
                <text:p>97.4843487881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2094063969631">
                <text:p>3.52094063969631</text:p>
              </table:table-cell>
              <table:table-cell office:value-type="float" office:value="101.005289427838">
                <text:p>101.005289427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9698767168112">
                <text:p>3.69698767168112</text:p>
              </table:table-cell>
              <table:table-cell office:value-type="float" office:value="104.702277099519">
                <text:p>104.702277099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8183705526518">
                <text:p>3.88183705526518</text:p>
              </table:table-cell>
              <table:table-cell office:value-type="float" office:value="108.584114154784">
                <text:p>108.584114154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7592890802844">
                <text:p>4.07592890802844</text:p>
              </table:table-cell>
              <table:table-cell office:value-type="float" office:value="112.660043062813">
                <text:p>112.660043062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7972535342986">
                <text:p>4.27972535342986</text:p>
              </table:table-cell>
              <table:table-cell office:value-type="float" office:value="116.939768416243">
                <text:p>116.939768416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9371162110135">
                <text:p>4.49371162110135</text:p>
              </table:table-cell>
              <table:table-cell office:value-type="float" office:value="121.433480037344">
                <text:p>121.433480037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1839720215642">
                <text:p>4.71839720215642</text:p>
              </table:table-cell>
              <table:table-cell office:value-type="float" office:value="126.151877239501">
                <text:p>126.151877239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5431706226424">
                <text:p>4.95431706226424</text:p>
              </table:table-cell>
              <table:table-cell office:value-type="float" office:value="131.106194301765">
                <text:p>131.106194301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0203291537746">
                <text:p>5.20203291537746</text:p>
              </table:table-cell>
              <table:table-cell office:value-type="float" office:value="136.308227217142">
                <text:p>136.308227217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213456114633">
                <text:p>5.46213456114633</text:p>
              </table:table-cell>
              <table:table-cell office:value-type="float" office:value="141.770361778289">
                <text:p>141.770361778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0834801726096">
                <text:p>6.00834801726096</text:p>
              </table:table-cell>
              <table:table-cell office:value-type="float" office:value="147.778709795549">
                <text:p>147.778709795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0918281898706">
                <text:p>6.60918281898706</text:p>
              </table:table-cell>
              <table:table-cell office:value-type="float" office:value="154.387892614537">
                <text:p>154.387892614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7010110088576">
                <text:p>7.27010110088576</text:p>
              </table:table-cell>
              <table:table-cell office:value-type="float" office:value="161.657993715422">
                <text:p>161.65799371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9711121097434">
                <text:p>7.99711121097434</text:p>
              </table:table-cell>
              <table:table-cell office:value-type="float" office:value="169.655104926397">
                <text:p>169.655104926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9682233207178">
                <text:p>8.79682233207178</text:p>
              </table:table-cell>
              <table:table-cell office:value-type="float" office:value="178.451927258468">
                <text:p>178.451927258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67650456527896">
                <text:p>9.67650456527896</text:p>
              </table:table-cell>
              <table:table-cell office:value-type="float" office:value="188.128431823747">
                <text:p>188.1284318237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6441550218069">
                <text:p>10.6441550218069</text:p>
              </table:table-cell>
              <table:table-cell office:value-type="float" office:value="198.772586845554">
                <text:p>198.772586845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085705239875">
                <text:p>11.7085705239875</text:p>
              </table:table-cell>
              <table:table-cell office:value-type="float" office:value="210.481157369542">
                <text:p>210.481157369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8794275763863">
                <text:p>12.8794275763863</text:p>
              </table:table-cell>
              <table:table-cell office:value-type="float" office:value="223.360584945928">
                <text:p>223.360584945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1673703340249">
                <text:p>14.1673703340249</text:p>
              </table:table-cell>
              <table:table-cell office:value-type="float" office:value="237.527955279953">
                <text:p>237.527955279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924758841287">
                <text:p>16.2924758841287</text:p>
              </table:table-cell>
              <table:table-cell office:value-type="float" office:value="253.820431164082">
                <text:p>253.820431164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736347266748">
                <text:p>18.736347266748</text:p>
              </table:table-cell>
              <table:table-cell office:value-type="float" office:value="272.55677843083">
                <text:p>272.55677843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5467993567602">
                <text:p>21.5467993567602</text:p>
              </table:table-cell>
              <table:table-cell office:value-type="float" office:value="294.10357778759">
                <text:p>294.10357778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7788192602742">
                <text:p>24.7788192602742</text:p>
              </table:table-cell>
              <table:table-cell office:value-type="float" office:value="318.882397047864">
                <text:p>318.882397047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4956421493153">
                <text:p>28.4956421493153</text:p>
              </table:table-cell>
              <table:table-cell office:value-type="float" office:value="347.378039197179">
                <text:p>347.378039197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1947705791784">
                <text:p>34.1947705791784</text:p>
              </table:table-cell>
              <table:table-cell office:value-type="float" office:value="381.572809776358">
                <text:p>381.572809776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.033724695014">
                <text:p>41.033724695014</text:p>
              </table:table-cell>
              <table:table-cell office:value-type="float" office:value="422.606534471372">
                <text:p>422.60653447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2404696340168">
                <text:p>49.2404696340168</text:p>
              </table:table-cell>
              <table:table-cell office:value-type="float" office:value="471.847004105389">
                <text:p>471.847004105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0885635608202">
                <text:p>59.0885635608202</text:p>
              </table:table-cell>
              <table:table-cell office:value-type="float" office:value="530.935567666209">
                <text:p>530.935567666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9062762729842">
                <text:p>70.9062762729842</text:p>
              </table:table-cell>
              <table:table-cell office:value-type="float" office:value="601.841843939193">
                <text:p>601.841843939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6328453412303">
                <text:p>88.6328453412303</text:p>
              </table:table-cell>
              <table:table-cell office:value-type="float" office:value="690.474689280423">
                <text:p>690.474689280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.791056676538">
                <text:p>110.791056676538</text:p>
              </table:table-cell>
              <table:table-cell office:value-type="float" office:value="801.265745956961">
                <text:p>801.265745956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.488820845672">
                <text:p>138.488820845672</text:p>
              </table:table-cell>
              <table:table-cell office:value-type="float" office:value="939.754566802633">
                <text:p>939.7545668026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3.11102605709">
                <text:p>173.11102605709</text:p>
              </table:table-cell>
              <table:table-cell office:value-type="float" office:value="1112.86559285972">
                <text:p>1112.86559285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.388782571363">
                <text:p>216.388782571363</text:p>
              </table:table-cell>
              <table:table-cell office:value-type="float" office:value="1329.25437543109">
                <text:p>1329.254375431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84cm" svg:height="10.35cm" xlink:href=".." xlink:type="simple" chart:class="chart:line" chart:style-name="ch1">
        <chart:title svg:x="11.177cm" svg:y="0.343cm" chart:style-name="ch2">
          <text:p>Kosten 2/3</text:p>
        </chart:title>
        <chart:legend chart:legend-position="end" svg:x="20.7cm" svg:y="4.601cm" style:legend-expansion="high" chart:style-name="ch3"/>
        <chart:plot-area chart:style-name="ch4" table:cell-range-address="Tabelle1.D2:Tabelle1.E2 Tabelle1.D88:Tabelle1.E98" chart:data-source-has-labels="row" svg:x="0.941cm" svg:y="1.743cm" svg:width="18.777cm" svg:height="7.98cm">
          <chartooo:coordinate-region svg:x="2.118cm" svg:y="1.955cm" svg:width="17.413cm" svg:height="7.09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D88:Tabelle1.D98" chart:label-cell-address="Tabelle1.D2:Tabelle1.D2" chart:class="chart:line">
            <chart:data-point chart:repeated="11"/>
          </chart:series>
          <chart:series chart:style-name="ch8" chart:values-cell-range-address="Tabelle1.E88:Tabelle1.E98" chart:label-cell-address="Tabelle1.E2:Tabelle1.E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sten Zuwachs</text:p>
                <draw:g>
                  <svg:desc>Tabelle1.D2:Tabelle1.D2</svg:desc>
                </draw:g>
              </table:table-cell>
              <table:table-cell office:value-type="string">
                <text:p>Kosten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1.305417342772">
                <text:p>281.305417342772</text:p>
                <draw:g>
                  <svg:desc>Tabelle1.D88:Tabelle1.D98</svg:desc>
                </draw:g>
              </table:table-cell>
              <table:table-cell office:value-type="float" office:value="1610.55979277386">
                <text:p>1610.55979277386</text:p>
                <draw:g>
                  <svg:desc>Tabelle1.E88:Tabelle1.E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9.762313412742">
                <text:p>379.762313412742</text:p>
              </table:table-cell>
              <table:table-cell office:value-type="float" office:value="1990.3221061866">
                <text:p>1990.32210618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667238777839">
                <text:p>531.667238777839</text:p>
              </table:table-cell>
              <table:table-cell office:value-type="float" office:value="2521.98934496444">
                <text:p>2521.989344964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0.917496227866">
                <text:p>770.917496227866</text:p>
              </table:table-cell>
              <table:table-cell office:value-type="float" office:value="3292.90684119231">
                <text:p>3292.9068411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56.3762443418">
                <text:p>1156.3762443418</text:p>
              </table:table-cell>
              <table:table-cell office:value-type="float" office:value="4449.28308553411">
                <text:p>4449.283085534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2.38317872979">
                <text:p>1792.38317872979</text:p>
              </table:table-cell>
              <table:table-cell office:value-type="float" office:value="6241.6662642639">
                <text:p>6241.66626426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67.81308596766">
                <text:p>2867.81308596766</text:p>
              </table:table-cell>
              <table:table-cell office:value-type="float" office:value="9109.47935023156">
                <text:p>9109.47935023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31.89159184664">
                <text:p>4731.89159184664</text:p>
              </table:table-cell>
              <table:table-cell office:value-type="float" office:value="13841.3709420782">
                <text:p>13841.3709420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44.2157061393">
                <text:p>8044.2157061393</text:p>
              </table:table-cell>
              <table:table-cell office:value-type="float" office:value="21885.5866482175">
                <text:p>21885.58664821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77.3774857438">
                <text:p>14077.3774857438</text:p>
              </table:table-cell>
              <table:table-cell office:value-type="float" office:value="35962.9641339613">
                <text:p>35962.9641339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339.2794743388">
                <text:p>25339.2794743388</text:p>
              </table:table-cell>
              <table:table-cell office:value-type="float" office:value="61302.2436083001">
                <text:p>61302.2436083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451cm" svg:height="9.678cm" xlink:href=".." xlink:type="simple" chart:class="chart:line" chart:style-name="ch1">
        <chart:title svg:x="11.11cm" svg:y="0.329cm" chart:style-name="ch2">
          <text:p>Kosten 3/3</text:p>
        </chart:title>
        <chart:legend chart:legend-position="end" svg:x="20.567cm" svg:y="4.265cm" style:legend-expansion="high" chart:style-name="ch3"/>
        <chart:plot-area chart:style-name="ch4" table:cell-range-address="Tabelle1.D2:Tabelle1.E2 Tabelle1.D99:Tabelle1.E110" chart:data-source-has-labels="row" svg:x="0.939cm" svg:y="1.687cm" svg:width="18.65cm" svg:height="7.378cm">
          <chartooo:coordinate-region svg:x="2.857cm" svg:y="1.899cm" svg:width="16.545cm" svg:height="6.49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D99:Tabelle1.D110" chart:label-cell-address="Tabelle1.D2:Tabelle1.D2" chart:class="chart:line">
            <chart:data-point chart:repeated="12"/>
          </chart:series>
          <chart:series chart:style-name="ch8" chart:values-cell-range-address="Tabelle1.E99:Tabelle1.E110" chart:label-cell-address="Tabelle1.E2:Tabelle1.E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sten Zuwachs</text:p>
                <draw:g>
                  <svg:desc>Tabelle1.D2:Tabelle1.D2</svg:desc>
                </draw:g>
              </table:table-cell>
              <table:table-cell office:value-type="string">
                <text:p>Kosten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877.6670275268">
                <text:p>46877.6670275268</text:p>
                <draw:g>
                  <svg:desc>Tabelle1.D99:Tabelle1.D110</svg:desc>
                </draw:g>
              </table:table-cell>
              <table:table-cell office:value-type="float" office:value="108179.910635827">
                <text:p>108179.910635827</text:p>
                <draw:g>
                  <svg:desc>Tabelle1.E99:Tabelle1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067.5673523009">
                <text:p>89067.5673523009</text:p>
              </table:table-cell>
              <table:table-cell office:value-type="float" office:value="197247.477988128">
                <text:p>197247.4779881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3681.756336987">
                <text:p>173681.756336987</text:p>
              </table:table-cell>
              <table:table-cell office:value-type="float" office:value="370929.234325115">
                <text:p>370929.234325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363.512673974">
                <text:p>347363.512673974</text:p>
              </table:table-cell>
              <table:table-cell office:value-type="float" office:value="718292.746999088">
                <text:p>718292.746999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2095.200981646">
                <text:p>712095.200981646</text:p>
              </table:table-cell>
              <table:table-cell office:value-type="float" office:value="1430387.94798073">
                <text:p>1430387.947980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5399.92206146">
                <text:p>1495399.92206146</text:p>
              </table:table-cell>
              <table:table-cell office:value-type="float" office:value="2925787.87004219">
                <text:p>2925787.87004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15109.83243213">
                <text:p>3215109.83243213</text:p>
              </table:table-cell>
              <table:table-cell office:value-type="float" office:value="6140897.70247432">
                <text:p>6140897.70247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73241.63135069">
                <text:p>7073241.63135069</text:p>
              </table:table-cell>
              <table:table-cell office:value-type="float" office:value="13214139.333825">
                <text:p>13214139.333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14793.670539">
                <text:p>15914793.670539</text:p>
              </table:table-cell>
              <table:table-cell office:value-type="float" office:value="29128933.0043641">
                <text:p>29128933.0043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604025.4422398">
                <text:p>36604025.4422398</text:p>
              </table:table-cell>
              <table:table-cell office:value-type="float" office:value="65732958.4466039">
                <text:p>65732958.4466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019459.7892635">
                <text:p>86019459.7892635</text:p>
              </table:table-cell>
              <table:table-cell office:value-type="float" office:value="151752418.235867">
                <text:p>151752418.2358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6446703.494232">
                <text:p>206446703.494232</text:p>
              </table:table-cell>
              <table:table-cell office:value-type="float" office:value="358199121.7301">
                <text:p>358199121.73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1.881cm" svg:height="26.066cm" xlink:href=".." xlink:type="simple" chart:class="chart:line" chart:style-name="ch1">
        <chart:title svg:x="23.396cm" svg:y="0.657cm" chart:style-name="ch2">
          <text:p>Kosten Zusammengefasst</text:p>
        </chart:title>
        <chart:legend chart:legend-position="end" svg:x="47.997cm" svg:y="12.459cm" style:legend-expansion="high" chart:style-name="ch3"/>
        <chart:plot-area chart:style-name="ch4" table:cell-range-address="Tabelle1.D2:Tabelle1.E110" chart:data-source-has-labels="row" svg:x="1.487cm" svg:y="2.999cm" svg:width="44.436cm" svg:height="22.126cm">
          <chartooo:coordinate-region svg:x="3.405cm" svg:y="3.211cm" svg:width="42.239cm" svg:height="20.8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D3:Tabelle1.D110" chart:label-cell-address="Tabelle1.D2:Tabelle1.D2" chart:class="chart:line">
            <chart:data-point chart:repeated="108"/>
          </chart:series>
          <chart:series chart:style-name="ch8" chart:values-cell-range-address="Tabelle1.E3:Tabelle1.E110" chart:label-cell-address="Tabelle1.E2:Tabelle1.E2" chart:class="chart:line">
            <chart:data-point chart:repeated="10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sten Zuwachs</text:p>
                <draw:g>
                  <svg:desc>Tabelle1.D2:Tabelle1.D2</svg:desc>
                </draw:g>
              </table:table-cell>
              <table:table-cell office:value-type="string">
                <text:p>Kosten</text:p>
                <draw:g>
                  <svg:desc>Tabelle1.E2:Tabelle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D3:Tabelle1.D110</svg:desc>
                </draw:g>
              </table:table-cell>
              <table:table-cell office:value-type="float" office:value="1">
                <text:p>1</text:p>
                <draw:g>
                  <svg:desc>Tabelle1.E3:Tabelle1.E1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5">
                <text:p>1.025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0625">
                <text:p>1.050625</text:p>
              </table:table-cell>
              <table:table-cell office:value-type="float" office:value="3.075625">
                <text:p>3.07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6890625">
                <text:p>1.076890625</text:p>
              </table:table-cell>
              <table:table-cell office:value-type="float" office:value="4.152515625">
                <text:p>4.152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03812890625">
                <text:p>1.103812890625</text:p>
              </table:table-cell>
              <table:table-cell office:value-type="float" office:value="5.256328515625">
                <text:p>5.25632851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3140821289062">
                <text:p>1.13140821289062</text:p>
              </table:table-cell>
              <table:table-cell office:value-type="float" office:value="6.38773672851562">
                <text:p>6.38773672851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969341821289">
                <text:p>1.15969341821289</text:p>
              </table:table-cell>
              <table:table-cell office:value-type="float" office:value="7.54743014672851">
                <text:p>7.54743014672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8868575366821">
                <text:p>1.18868575366821</text:p>
              </table:table-cell>
              <table:table-cell office:value-type="float" office:value="8.73611590039673">
                <text:p>8.736115900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1840289750992">
                <text:p>1.21840289750992</text:p>
              </table:table-cell>
              <table:table-cell office:value-type="float" office:value="9.95451879790664">
                <text:p>9.95451879790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4886296994767">
                <text:p>1.24886296994767</text:p>
              </table:table-cell>
              <table:table-cell office:value-type="float" office:value="11.2033817678543">
                <text:p>11.20338176785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8008454419636">
                <text:p>1.28008454419636</text:p>
              </table:table-cell>
              <table:table-cell office:value-type="float" office:value="12.4834663120507">
                <text:p>12.48346631205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1208665780127">
                <text:p>1.31208665780127</text:p>
              </table:table-cell>
              <table:table-cell office:value-type="float" office:value="13.7955529698519">
                <text:p>13.79555296985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448888242463">
                <text:p>1.3448888242463</text:p>
              </table:table-cell>
              <table:table-cell office:value-type="float" office:value="15.1404417940982">
                <text:p>15.1404417940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7851104485245">
                <text:p>1.37851104485245</text:p>
              </table:table-cell>
              <table:table-cell office:value-type="float" office:value="16.5189528389507">
                <text:p>16.51895283895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297382097377">
                <text:p>1.41297382097377</text:p>
              </table:table-cell>
              <table:table-cell office:value-type="float" office:value="17.9319266599244">
                <text:p>17.93192665992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829816649811">
                <text:p>1.44829816649811</text:p>
              </table:table-cell>
              <table:table-cell office:value-type="float" office:value="19.3802248264226">
                <text:p>19.38022482642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8450562066056">
                <text:p>1.48450562066056</text:p>
              </table:table-cell>
              <table:table-cell office:value-type="float" office:value="20.8647304470831">
                <text:p>20.8647304470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2161826117708">
                <text:p>1.52161826117708</text:p>
              </table:table-cell>
              <table:table-cell office:value-type="float" office:value="22.3863487082602">
                <text:p>22.3863487082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96587177065">
                <text:p>1.5596587177065</text:p>
              </table:table-cell>
              <table:table-cell office:value-type="float" office:value="23.9460074259667">
                <text:p>23.9460074259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9865018564917">
                <text:p>1.59865018564917</text:p>
              </table:table-cell>
              <table:table-cell office:value-type="float" office:value="25.5446576116159">
                <text:p>25.54465761161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3861644029039">
                <text:p>1.63861644029039</text:p>
              </table:table-cell>
              <table:table-cell office:value-type="float" office:value="27.1832740519063">
                <text:p>27.18327405190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7958185129765">
                <text:p>1.67958185129765</text:p>
              </table:table-cell>
              <table:table-cell office:value-type="float" office:value="28.8628559032039">
                <text:p>28.8628559032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215713975801">
                <text:p>1.7215713975801</text:p>
              </table:table-cell>
              <table:table-cell office:value-type="float" office:value="30.584427300784">
                <text:p>30.584427300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7646106825196">
                <text:p>1.7646106825196</text:p>
              </table:table-cell>
              <table:table-cell office:value-type="float" office:value="32.3490379833036">
                <text:p>32.34903798330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0872594958259">
                <text:p>1.80872594958259</text:p>
              </table:table-cell>
              <table:table-cell office:value-type="float" office:value="34.1577639328862">
                <text:p>34.1577639328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5394409832215">
                <text:p>1.85394409832215</text:p>
              </table:table-cell>
              <table:table-cell office:value-type="float" office:value="36.0117080312083">
                <text:p>36.01170803120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90029270078021">
                <text:p>1.90029270078021</text:p>
              </table:table-cell>
              <table:table-cell office:value-type="float" office:value="37.9120007319886">
                <text:p>37.91200073198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94780001829971">
                <text:p>1.94780001829971</text:p>
              </table:table-cell>
              <table:table-cell office:value-type="float" office:value="39.8598007502883">
                <text:p>39.85980075028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964950187572">
                <text:p>1.9964950187572</text:p>
              </table:table-cell>
              <table:table-cell office:value-type="float" office:value="41.8562957690455">
                <text:p>41.8562957690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4640739422613">
                <text:p>2.04640739422613</text:p>
              </table:table-cell>
              <table:table-cell office:value-type="float" office:value="43.9027031632716">
                <text:p>43.90270316327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9756757908179">
                <text:p>2.09756757908179</text:p>
              </table:table-cell>
              <table:table-cell office:value-type="float" office:value="46.0002707423534">
                <text:p>46.00027074235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15000676855883">
                <text:p>2.15000676855883</text:p>
              </table:table-cell>
              <table:table-cell office:value-type="float" office:value="48.1502775109122">
                <text:p>48.15027751091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037569377728">
                <text:p>2.2037569377728</text:p>
              </table:table-cell>
              <table:table-cell office:value-type="float" office:value="50.354034448685">
                <text:p>50.3540344486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5885086121712">
                <text:p>2.25885086121712</text:p>
              </table:table-cell>
              <table:table-cell office:value-type="float" office:value="52.6128853099021">
                <text:p>52.6128853099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31532213274755">
                <text:p>2.31532213274755</text:p>
              </table:table-cell>
              <table:table-cell office:value-type="float" office:value="54.9282074426497">
                <text:p>54.9282074426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37320518606624">
                <text:p>2.37320518606624</text:p>
              </table:table-cell>
              <table:table-cell office:value-type="float" office:value="57.3014126287159">
                <text:p>57.30141262871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3253531571789">
                <text:p>2.43253531571789</text:p>
              </table:table-cell>
              <table:table-cell office:value-type="float" office:value="59.7339479444338">
                <text:p>59.73394794443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9334869861084">
                <text:p>2.49334869861084</text:p>
              </table:table-cell>
              <table:table-cell office:value-type="float" office:value="62.2272966430447">
                <text:p>62.2272966430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55568241607611">
                <text:p>2.55568241607611</text:p>
              </table:table-cell>
              <table:table-cell office:value-type="float" office:value="64.7829790591208">
                <text:p>64.7829790591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57447647801">
                <text:p>2.61957447647801</text:p>
              </table:table-cell>
              <table:table-cell office:value-type="float" office:value="67.4025535355988">
                <text:p>67.40255353559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8506383838996">
                <text:p>2.68506383838996</text:p>
              </table:table-cell>
              <table:table-cell office:value-type="float" office:value="70.0876173739887">
                <text:p>70.08761737398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75219043434971">
                <text:p>2.75219043434971</text:p>
              </table:table-cell>
              <table:table-cell office:value-type="float" office:value="72.8398078083385">
                <text:p>72.83980780833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82099519520845">
                <text:p>2.82099519520845</text:p>
              </table:table-cell>
              <table:table-cell office:value-type="float" office:value="75.6608030035469">
                <text:p>75.6608030035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89152007508867">
                <text:p>2.89152007508867</text:p>
              </table:table-cell>
              <table:table-cell office:value-type="float" office:value="78.5523230786356">
                <text:p>78.55232307863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6380807696588">
                <text:p>2.96380807696588</text:p>
              </table:table-cell>
              <table:table-cell office:value-type="float" office:value="81.5161311556014">
                <text:p>81.5161311556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3790327889003">
                <text:p>3.03790327889003</text:p>
              </table:table-cell>
              <table:table-cell office:value-type="float" office:value="84.5540344344915">
                <text:p>84.55403443449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11385086086228">
                <text:p>3.11385086086228</text:p>
              </table:table-cell>
              <table:table-cell office:value-type="float" office:value="87.6678852953538">
                <text:p>87.66788529535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9169713238384">
                <text:p>3.19169713238384</text:p>
              </table:table-cell>
              <table:table-cell office:value-type="float" office:value="90.8595824277376">
                <text:p>90.85958242773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7148956069343">
                <text:p>3.27148956069343</text:p>
              </table:table-cell>
              <table:table-cell office:value-type="float" office:value="94.131071988431">
                <text:p>94.1310719884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5327679971077">
                <text:p>3.35327679971077</text:p>
              </table:table-cell>
              <table:table-cell office:value-type="float" office:value="97.4843487881418">
                <text:p>97.48434878814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2094063969631">
                <text:p>3.52094063969631</text:p>
              </table:table-cell>
              <table:table-cell office:value-type="float" office:value="101.005289427838">
                <text:p>101.0052894278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9698767168112">
                <text:p>3.69698767168112</text:p>
              </table:table-cell>
              <table:table-cell office:value-type="float" office:value="104.702277099519">
                <text:p>104.702277099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88183705526518">
                <text:p>3.88183705526518</text:p>
              </table:table-cell>
              <table:table-cell office:value-type="float" office:value="108.584114154784">
                <text:p>108.5841141547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07592890802844">
                <text:p>4.07592890802844</text:p>
              </table:table-cell>
              <table:table-cell office:value-type="float" office:value="112.660043062813">
                <text:p>112.6600430628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.27972535342986">
                <text:p>4.27972535342986</text:p>
              </table:table-cell>
              <table:table-cell office:value-type="float" office:value="116.939768416243">
                <text:p>116.939768416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.49371162110135">
                <text:p>4.49371162110135</text:p>
              </table:table-cell>
              <table:table-cell office:value-type="float" office:value="121.433480037344">
                <text:p>121.4334800373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71839720215642">
                <text:p>4.71839720215642</text:p>
              </table:table-cell>
              <table:table-cell office:value-type="float" office:value="126.151877239501">
                <text:p>126.1518772395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95431706226424">
                <text:p>4.95431706226424</text:p>
              </table:table-cell>
              <table:table-cell office:value-type="float" office:value="131.106194301765">
                <text:p>131.106194301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20203291537746">
                <text:p>5.20203291537746</text:p>
              </table:table-cell>
              <table:table-cell office:value-type="float" office:value="136.308227217142">
                <text:p>136.3082272171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6213456114633">
                <text:p>5.46213456114633</text:p>
              </table:table-cell>
              <table:table-cell office:value-type="float" office:value="141.770361778289">
                <text:p>141.7703617782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0834801726096">
                <text:p>6.00834801726096</text:p>
              </table:table-cell>
              <table:table-cell office:value-type="float" office:value="147.778709795549">
                <text:p>147.778709795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60918281898706">
                <text:p>6.60918281898706</text:p>
              </table:table-cell>
              <table:table-cell office:value-type="float" office:value="154.387892614537">
                <text:p>154.3878926145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27010110088576">
                <text:p>7.27010110088576</text:p>
              </table:table-cell>
              <table:table-cell office:value-type="float" office:value="161.657993715422">
                <text:p>161.6579937154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99711121097434">
                <text:p>7.99711121097434</text:p>
              </table:table-cell>
              <table:table-cell office:value-type="float" office:value="169.655104926397">
                <text:p>169.6551049263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9682233207178">
                <text:p>8.79682233207178</text:p>
              </table:table-cell>
              <table:table-cell office:value-type="float" office:value="178.451927258468">
                <text:p>178.4519272584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67650456527896">
                <text:p>9.67650456527896</text:p>
              </table:table-cell>
              <table:table-cell office:value-type="float" office:value="188.128431823747">
                <text:p>188.1284318237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6441550218069">
                <text:p>10.6441550218069</text:p>
              </table:table-cell>
              <table:table-cell office:value-type="float" office:value="198.772586845554">
                <text:p>198.7725868455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085705239875">
                <text:p>11.7085705239875</text:p>
              </table:table-cell>
              <table:table-cell office:value-type="float" office:value="210.481157369542">
                <text:p>210.481157369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8794275763863">
                <text:p>12.8794275763863</text:p>
              </table:table-cell>
              <table:table-cell office:value-type="float" office:value="223.360584945928">
                <text:p>223.3605849459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1673703340249">
                <text:p>14.1673703340249</text:p>
              </table:table-cell>
              <table:table-cell office:value-type="float" office:value="237.527955279953">
                <text:p>237.5279552799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2924758841287">
                <text:p>16.2924758841287</text:p>
              </table:table-cell>
              <table:table-cell office:value-type="float" office:value="253.820431164082">
                <text:p>253.8204311640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736347266748">
                <text:p>18.736347266748</text:p>
              </table:table-cell>
              <table:table-cell office:value-type="float" office:value="272.55677843083">
                <text:p>272.55677843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5467993567602">
                <text:p>21.5467993567602</text:p>
              </table:table-cell>
              <table:table-cell office:value-type="float" office:value="294.10357778759">
                <text:p>294.103577787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.7788192602742">
                <text:p>24.7788192602742</text:p>
              </table:table-cell>
              <table:table-cell office:value-type="float" office:value="318.882397047864">
                <text:p>318.8823970478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4956421493153">
                <text:p>28.4956421493153</text:p>
              </table:table-cell>
              <table:table-cell office:value-type="float" office:value="347.378039197179">
                <text:p>347.3780391971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.1947705791784">
                <text:p>34.1947705791784</text:p>
              </table:table-cell>
              <table:table-cell office:value-type="float" office:value="381.572809776358">
                <text:p>381.5728097763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1.033724695014">
                <text:p>41.033724695014</text:p>
              </table:table-cell>
              <table:table-cell office:value-type="float" office:value="422.606534471372">
                <text:p>422.6065344713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.2404696340168">
                <text:p>49.2404696340168</text:p>
              </table:table-cell>
              <table:table-cell office:value-type="float" office:value="471.847004105389">
                <text:p>471.8470041053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9.0885635608202">
                <text:p>59.0885635608202</text:p>
              </table:table-cell>
              <table:table-cell office:value-type="float" office:value="530.935567666209">
                <text:p>530.9355676662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9062762729842">
                <text:p>70.9062762729842</text:p>
              </table:table-cell>
              <table:table-cell office:value-type="float" office:value="601.841843939193">
                <text:p>601.8418439391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8.6328453412303">
                <text:p>88.6328453412303</text:p>
              </table:table-cell>
              <table:table-cell office:value-type="float" office:value="690.474689280423">
                <text:p>690.4746892804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0.791056676538">
                <text:p>110.791056676538</text:p>
              </table:table-cell>
              <table:table-cell office:value-type="float" office:value="801.265745956961">
                <text:p>801.2657459569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8.488820845672">
                <text:p>138.488820845672</text:p>
              </table:table-cell>
              <table:table-cell office:value-type="float" office:value="939.754566802633">
                <text:p>939.7545668026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3.11102605709">
                <text:p>173.11102605709</text:p>
              </table:table-cell>
              <table:table-cell office:value-type="float" office:value="1112.86559285972">
                <text:p>1112.865592859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6.388782571363">
                <text:p>216.388782571363</text:p>
              </table:table-cell>
              <table:table-cell office:value-type="float" office:value="1329.25437543109">
                <text:p>1329.254375431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1.305417342772">
                <text:p>281.305417342772</text:p>
              </table:table-cell>
              <table:table-cell office:value-type="float" office:value="1610.55979277386">
                <text:p>1610.559792773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9.762313412742">
                <text:p>379.762313412742</text:p>
              </table:table-cell>
              <table:table-cell office:value-type="float" office:value="1990.3221061866">
                <text:p>1990.32210618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1.667238777839">
                <text:p>531.667238777839</text:p>
              </table:table-cell>
              <table:table-cell office:value-type="float" office:value="2521.98934496444">
                <text:p>2521.98934496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70.917496227866">
                <text:p>770.917496227866</text:p>
              </table:table-cell>
              <table:table-cell office:value-type="float" office:value="3292.90684119231">
                <text:p>3292.906841192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6.3762443418">
                <text:p>1156.3762443418</text:p>
              </table:table-cell>
              <table:table-cell office:value-type="float" office:value="4449.28308553411">
                <text:p>4449.28308553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92.38317872979">
                <text:p>1792.38317872979</text:p>
              </table:table-cell>
              <table:table-cell office:value-type="float" office:value="6241.6662642639">
                <text:p>6241.66626426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67.81308596766">
                <text:p>2867.81308596766</text:p>
              </table:table-cell>
              <table:table-cell office:value-type="float" office:value="9109.47935023156">
                <text:p>9109.479350231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31.89159184664">
                <text:p>4731.89159184664</text:p>
              </table:table-cell>
              <table:table-cell office:value-type="float" office:value="13841.3709420782">
                <text:p>13841.37094207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044.2157061393">
                <text:p>8044.2157061393</text:p>
              </table:table-cell>
              <table:table-cell office:value-type="float" office:value="21885.5866482175">
                <text:p>21885.58664821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077.3774857438">
                <text:p>14077.3774857438</text:p>
              </table:table-cell>
              <table:table-cell office:value-type="float" office:value="35962.9641339613">
                <text:p>35962.9641339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339.2794743388">
                <text:p>25339.2794743388</text:p>
              </table:table-cell>
              <table:table-cell office:value-type="float" office:value="61302.2436083001">
                <text:p>61302.24360830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6877.6670275268">
                <text:p>46877.6670275268</text:p>
              </table:table-cell>
              <table:table-cell office:value-type="float" office:value="108179.910635827">
                <text:p>108179.9106358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9067.5673523009">
                <text:p>89067.5673523009</text:p>
              </table:table-cell>
              <table:table-cell office:value-type="float" office:value="197247.477988128">
                <text:p>197247.4779881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681.756336987">
                <text:p>173681.756336987</text:p>
              </table:table-cell>
              <table:table-cell office:value-type="float" office:value="370929.234325115">
                <text:p>370929.2343251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7363.512673974">
                <text:p>347363.512673974</text:p>
              </table:table-cell>
              <table:table-cell office:value-type="float" office:value="718292.746999088">
                <text:p>718292.7469990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12095.200981646">
                <text:p>712095.200981646</text:p>
              </table:table-cell>
              <table:table-cell office:value-type="float" office:value="1430387.94798073">
                <text:p>1430387.94798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95399.92206146">
                <text:p>1495399.92206146</text:p>
              </table:table-cell>
              <table:table-cell office:value-type="float" office:value="2925787.87004219">
                <text:p>2925787.870042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215109.83243213">
                <text:p>3215109.83243213</text:p>
              </table:table-cell>
              <table:table-cell office:value-type="float" office:value="6140897.70247432">
                <text:p>6140897.702474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73241.63135069">
                <text:p>7073241.63135069</text:p>
              </table:table-cell>
              <table:table-cell office:value-type="float" office:value="13214139.333825">
                <text:p>13214139.3338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914793.670539">
                <text:p>15914793.670539</text:p>
              </table:table-cell>
              <table:table-cell office:value-type="float" office:value="29128933.0043641">
                <text:p>29128933.00436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604025.4422398">
                <text:p>36604025.4422398</text:p>
              </table:table-cell>
              <table:table-cell office:value-type="float" office:value="65732958.4466039">
                <text:p>65732958.44660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6019459.7892635">
                <text:p>86019459.7892635</text:p>
              </table:table-cell>
              <table:table-cell office:value-type="float" office:value="151752418.235867">
                <text:p>151752418.235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6446703.494232">
                <text:p>206446703.494232</text:p>
              </table:table-cell>
              <table:table-cell office:value-type="float" office:value="358199121.7301">
                <text:p>358199121.73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